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b76c" officeooo:paragraph-rsid="0011b76c"/>
    </style:style>
    <style:style style:name="P2" style:family="paragraph" style:parent-style-name="Standard" style:list-style-name="L2">
      <style:text-properties officeooo:rsid="0011b76c" officeooo:paragraph-rsid="0011b76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922753769395232295" text:style-name="L2">
        <text:list-item>
          <text:p text:style-name="P2">Nazwa ćwiczenia</text:p>
        </text:list-item>
      </text:list>
      <text:p text:style-name="P1"/>
      <text:p text:style-name="P1"><text:tab/>Rozwiązywanie układów równań liniowych metodami bezpośrednimi</text:p>
      <text:p text:style-name="P1"/>
      <text:list xml:id="list184004970918541" text:continue-numbering="true" text:style-name="L2">
        <text:list-item>
          <text:p text:style-name="P2">Cel ćwiczenia</text:p>
        </text:list-item>
      </text:list>
      <text:p text:style-name="P1"/>
      <text:p text:style-name="P1"><text:tab/>Celem ćwiczenia było porównanie efektów różnych metod rozwiązywania układów równań <text:tab/>liniowych w postaci macierzowej oraz zbadanie wpływu współczynnika macierzy oraz <text:tab/>precyzji obliczeń na efekt końcowy.</text:p>
      <text:p text:style-name="P1"/>
      <text:list xml:id="list184006296836549" text:continue-numbering="true" text:style-name="L2">
        <text:list-item>
          <text:p text:style-name="P2">Przebieg ćwiczenia</text:p>
        </text:list-item>
      </text:list>
      <text:p text:style-name="P1"/>
      <text:p text:style-name="P1"><text:tab/>Eksperyment został przeprowadzony w oparciu o kod źródłowy, którego pisanie rozpoczęto <text:tab/>na zajęciach 11. marca 2015 roku, a który autor dokończył w terminie późniejszył. Kod <text:tab/>napisany został w języku Java. Kompilacja i uruchomienia odbywało się na następnej <text:tab/>konfiguracji programowo-sprzętowej:</text:p>
      <text:p text:style-name="P1"/>
      <text:p text:style-name="P1"><text:tab/>System operacyjny: <text:tab/>Ubuntu 14.04.1</text:p>
      <text:p text:style-name="P1"><text:tab/>Wersja jądra:<text:tab/><text:tab/>3.16.0-33-generic</text:p>
      <text:p text:style-name="P1"><text:tab/>Wersja JDK:<text:tab/><text:tab/>1.8.0_u40</text:p>
      <text:p text:style-name="P1"><text:tab/>Wersja JRE:<text:tab/><text:tab/>build 1.8.0_40-b25</text:p>
      <text:p text:style-name="P1"><text:tab/>Procesor:<text:tab/><text:tab/>Intel i5 4690k (4 rdzenie, 4.2 GHz, 64 bit)</text:p>
      <text:p text:style-name="P1"><text:tab/>Wielkość RAM:<text:tab/>16 GB</text:p>
      <text:p text:style-name="P1"/>
      <text:p text:style-name="P1"><text:tab/>Użyte opcje uruchomienia dla maszyny wirtualnej Javy:</text:p>
      <text:p text:style-name="P1"><text:tab/>-XX:+PrintGCDetails -XX:+PrintGCTimeStamps -Xmx6G -Xms6G -Xloggc:gc.log</text:p>
      <text:p text:style-name="P1"/>
      <text:p text:style-name="P1"><text:tab/>Dane dotyczące zajętości pamięci i akcji odśmiecacza były zbierane do pliku. Wielkość <text:tab/>startowa i maksymalna stery wyniosła 6 GB w każdym uruchomieniu.</text:p>
      <text:p text:style-name="P1"/>
      <text:list xml:id="list184004894284696" text:continue-numbering="true" text:style-name="L2">
        <text:list-item>
          <text:p text:style-name="P2">Wykonanie i wynik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1T18:25:34.836388539</meta:creation-date>
    <dc:date>2015-04-11T18:40:04.314401183</dc:date>
    <meta:editing-duration>P0D</meta:editing-duration>
    <meta:editing-cycles>1</meta:editing-cycles>
    <meta:document-statistic meta:table-count="0" meta:image-count="0" meta:object-count="0" meta:page-count="1" meta:paragraph-count="16" meta:word-count="145" meta:character-count="1107" meta:non-whitespace-character-count="959"/>
    <meta:generator>LibreOffice/4.2.7.2$Linux_X86_64 LibreOffice_project/420m0$Build-2</meta:generator>
  </office:meta>
</office:document-meta>
</file>